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c98a" officeooo:paragraph-rsid="0013c98a"/>
    </style:style>
    <style:style style:name="P2" style:family="paragraph">
      <style:paragraph-properties fo:text-align="center"/>
    </style:style>
    <style:style style:name="T1" style:family="text">
      <style:text-properties officeooo:rsid="00141ca9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05cm" fo:min-width="1.2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849cm" fo:min-width="1.3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" draw:name="Forme1" draw:style-name="gr1" draw:text-style-name="P2" svg:x1="6.26cm" svg:y1="7.382cm" svg:x2="9.423cm" svg:y2="1.055cm"><text:p/></draw:line><draw:line text:anchor-type="paragraph" draw:z-index="2" draw:name="Forme2" draw:style-name="gr1" draw:text-style-name="P2" svg:x1="7.437cm" svg:y1="3.018cm" svg:x2="9.469cm" svg:y2="9.76cm"><text:p/></draw:line><draw:custom-shape text:anchor-type="paragraph" draw:z-index="3" draw:name="Forme3" draw:style-name="gr2" svg:width="2.472cm" svg:height="4.41cm" svg:x="12.217cm" svg:y="1.07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Forme4" draw:style-name="gr3" svg:width="1.317cm" svg:height="1.849cm" svg:x="8.107cm" svg:y="1.423cm"><text:p/><draw:enhanced-geometry svg:viewBox="0 0 21600 21600" draw:type="rectangle" draw:enhanced-path="M 0 0 L 21600 0 21600 21600 0 21600 0 0 Z N"/></draw:custom-shape>This is an example document, containing formulas: <draw:frame draw:style-name="fr1" draw:name="Objet1" text:anchor-type="as-char" svg:y="-0.437cm" svg:width="0.559cm" svg:height="0.527cm" draw:z-index="0"><draw:object xlink:href="./Object 1" xlink:type="simple" xlink:show="embed" xlink:actuate="onLoad"/><draw:image xlink:href="./ObjectReplacements/Object 1" xlink:type="simple" xlink:show="embed" xlink:actuate="onLoad"/></draw:frame>(theses are considered as images) and <text:span text:style-name="T1">drown</text:span>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22:13.425550554</meta:creation-date>
    <dc:title>Default</dc:title>
    <meta:editing-duration>PT1M22S</meta:editing-duration>
    <meta:editing-cycles>4</meta:editing-cycles>
    <meta:generator>LibreOffice/5.4.2.2$Linux_X86_64 LibreOffice_project/40m0$Build-2</meta:generator>
    <dc:date>2017-12-20T18:23:35.721709739</dc:date>
    <meta:document-statistic meta:table-count="0" meta:image-count="0" meta:object-count="1" meta:page-count="1" meta:paragraph-count="1" meta:word-count="15" meta:character-count="99" meta:non-whitespace-character-count="85"/>
    <meta:template xlink:type="simple" xlink:actuate="onRequest" xlink:title="Default" xlink:href="../../../../../../home/ad5001/.config/libreoffice/4/user/template/Default.ott" meta:date="2017-12-20T18:22:13.318892237"/>
  </office:meta>
</office:document-meta>
</file>

<file path=Object 1/content.xml><?xml version="1.0" encoding="utf-8"?>
<math xmlns="http://www.w3.org/1998/Math/MathML" display="block">
  <semantics>
    <msup>
      <mi>x</mi>
      <mn>2</mn>
    </msup>
    <annotation encoding="StarMath 5.0">x^2</annotation>
  </semantics>
</math>
</file>